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RUCache.SimpleLRUCache( int 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LRUCache.removeEldestEntry( Map . Entry el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